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19.51cm" fo:min-width="22.05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2.746cm" fo:min-width="21.6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0.968cm" fo:min-width="21.62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11.89cm" fo:min-width="3.07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11.89cm" fo:min-width="13.73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11.89cm" fo:min-width="3.28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1.73cm" fo:min-width="21.628cm" fo:padding-top="0.151cm" fo:padding-bottom="0.151cm" fo:padding-left="0.276cm" fo:padding-right="0.276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606cm" svg:height="19.812cm" svg:x="0.508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2.18cm" svg:height="3.048cm" svg:x="0.721cm" svg:y="0.762cm">
          <text:p text:style-name="P2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2.18cm" svg:height="1.27cm" svg:x="0.721cm" svg:y="4.064cm">
          <text:p text:style-name="P2">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25cm" svg:height="12.192cm" svg:x="0.721cm" svg:y="5.588cm">
          <text:p text:style-name="P2">A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4.289cm" svg:height="12.192cm" svg:x="4.56cm" svg:y="5.588cm">
          <text:p text:style-name="P2">ARTIC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422cm" svg:height="1.195cm" svg:x="21.194cm" svg:y="17.272cm">
          <draw:text-box>
            <text:p/>
          </draw:text-box>
        </draw:frame>
        <draw:custom-shape draw:style-name="gr7" draw:text-style-name="P1" draw:layer="layout" svg:width="3.839cm" svg:height="12.192cm" svg:x="19.059cm" svg:y="5.588cm">
          <text:p text:style-name="P2">ASID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22.18cm" svg:height="2.032cm" svg:x="0.721cm" svg:y="18.034cm">
          <text:p text:style-name="P2">FOOTER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9" draw:text-style-name="P2" draw:layer="layout" svg:x1="23.622cm" svg:y1="0.762cm" svg:x2="27.178cm" svg:y2="0.762cm">
          <text:p/>
        </draw:line>
        <draw:line draw:style-name="gr9" draw:text-style-name="P2" draw:layer="layout" svg:x1="23.622cm" svg:y1="20.066cm" svg:x2="27.178cm" svg:y2="20.066cm">
          <text:p/>
        </draw:line>
        <draw:line draw:style-name="gr10" draw:text-style-name="P5" draw:layer="layout" svg:x1="27.178cm" svg:y1="0.762cm" svg:x2="27.178cm" svg:y2="20.066cm">
          <text:p/>
        </draw:line>
        <draw:line draw:style-name="gr9" draw:text-style-name="P2" draw:layer="layout" svg:x1="23.622cm" svg:y1="5.588cm" svg:x2="25.908cm" svg:y2="5.588cm">
          <text:p/>
        </draw:line>
        <draw:line draw:style-name="gr9" draw:text-style-name="P2" draw:layer="layout" svg:x1="23.622cm" svg:y1="17.78cm" svg:x2="25.908cm" svg:y2="17.78cm">
          <text:p/>
        </draw:line>
        <draw:line draw:style-name="gr10" draw:text-style-name="P5" draw:layer="layout" svg:x1="25.908cm" svg:y1="5.588cm" svg:x2="25.908cm" svg:y2="17.78cm">
          <text:p/>
        </draw:line>
        <draw:frame draw:style-name="gr11" draw:text-style-name="P5" draw:layer="layout" svg:width="3.939cm" svg:height="0.963cm" svg:x="23.493cm" svg:y="2.085cm">
          <draw:text-box>
            <text:p text:style-name="P2"><text:span text:style-name="T1">WRAPPER</text:span></text:p>
          </draw:text-box>
        </draw:frame>
        <draw:frame draw:style-name="gr11" draw:text-style-name="P5" draw:layer="layout" svg:width="3.939cm" svg:height="0.963cm" svg:x="23.114cm" svg:y="10.467cm">
          <draw:text-box>
            <text:p text:style-name="P2"><text:span text:style-name="T1">SECTIO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03:09:00.142976976</meta:creation-date>
    <meta:editing-duration>PT2M8S</meta:editing-duration>
    <meta:editing-cycles>2</meta:editing-cycles>
    <meta:generator>LibreOffice/5.0.2.2$Linux_X86_64 LibreOffice_project/00m0$Build-2</meta:generator>
    <dc:date>2015-11-16T03:11:01.957526306</dc:date>
    <meta:document-statistic meta:object-count="39"/>
  </office:meta>
</office:document-meta>
</file>